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646in" fo:margin-left="-0.1146in" fo:margin-top="0in" fo:margin-bottom="0in" table:align="left" style:writing-mode="lr-tb"/>
    </style:style>
    <style:style style:name="Table1.A" style:family="table-column">
      <style:table-column-properties style:column-width="4.6451in"/>
    </style:style>
    <style:style style:name="Table1.B" style:family="table-column">
      <style:table-column-properties style:column-width="2.7188in"/>
    </style:style>
    <style:style style:name="Table1.1" style:family="table-row">
      <style:table-row-properties style:min-row-height="0.7083in" fo:keep-together="auto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padding="0.1in" fo:border="none"/>
    </style:style>
    <style:style style:name="P1" style:family="paragraph" style:parent-style-name="Standard">
      <style:paragraph-properties fo:margin-left="0in" fo:margin-right="0.2083in" fo:margin-top="0in" fo:margin-bottom="0in" loext:contextual-spacing="false" fo:line-height="115%" fo:orphans="0" fo:widows="0" fo:text-indent="0in" style:auto-text-indent="false"/>
    </style:style>
    <style:style style:name="P2" style:family="paragraph" style:parent-style-name="Standard">
      <style:paragraph-properties fo:margin-left="0in" fo:margin-right="0.2083in" fo:margin-top="0.0555in" fo:margin-bottom="0.028in" loext:contextual-spacing="false" fo:line-height="100%" fo:orphans="0" fo:widows="0" fo:text-indent="0in" style:auto-text-indent="false"/>
    </style:style>
    <style:style style:name="P3" style:family="paragraph" style:parent-style-name="Standard" style:master-page-name="Standard">
      <style:paragraph-properties fo:margin-left="0in" fo:margin-right="0.2083in" fo:line-height="100%" fo:orphans="0" fo:widows="0" fo:text-indent="0in" style:auto-text-indent="false" style:page-number="1"/>
      <style:text-properties style:font-name="Open Sans" fo:font-size="6pt" style:font-name-asian="Open Sans1" style:font-size-asian="6pt" style:font-name-complex="Open Sans1" style:font-size-complex="6pt"/>
    </style:style>
    <style:style style:name="P4" style:family="paragraph" style:parent-style-name="Standard" style:list-style-name="WWNum2">
      <style:paragraph-properties fo:margin-left="0.1in" fo:margin-right="0.2083in" fo:margin-top="0.0555in" fo:margin-bottom="0in" loext:contextual-spacing="false" fo:line-height="100%" fo:orphans="0" fo:widows="0" fo:text-indent="-0.1in" style:auto-text-indent="false"/>
    </style:style>
    <style:style style:name="P5" style:family="paragraph" style:parent-style-name="Standard" style:list-style-name="WWNum3">
      <style:paragraph-properties fo:margin-left="0.1in" fo:margin-right="0.2083in" fo:margin-top="0.0555in" fo:margin-bottom="0in" loext:contextual-spacing="false" fo:line-height="100%" fo:orphans="0" fo:widows="0" fo:text-indent="-0.1in" style:auto-text-indent="false"/>
    </style:style>
    <style:style style:name="P6" style:family="paragraph" style:parent-style-name="Standard" style:list-style-name="WWNum2">
      <style:paragraph-properties fo:margin-left="0.1in" fo:margin-right="0.2083in" fo:margin-top="0in" fo:margin-bottom="0in" loext:contextual-spacing="false" fo:line-height="100%" fo:orphans="0" fo:widows="0" fo:text-indent="-0.1in" style:auto-text-indent="false"/>
    </style:style>
    <style:style style:name="P7" style:family="paragraph" style:parent-style-name="Standard" style:list-style-name="WWNum3">
      <style:paragraph-properties fo:margin-left="0.1in" fo:margin-right="0.2083in" fo:margin-top="0in" fo:margin-bottom="0in" loext:contextual-spacing="false" fo:line-height="100%" fo:orphans="0" fo:widows="0" fo:text-indent="-0.1in" style:auto-text-indent="false"/>
    </style:style>
    <style:style style:name="P8" style:family="paragraph" style:parent-style-name="Standard" style:list-style-name="WWNum2">
      <style:paragraph-properties fo:margin-left="0.1in" fo:margin-right="0.2083in" fo:margin-top="0in" fo:margin-bottom="0.028in" loext:contextual-spacing="false" fo:line-height="100%" fo:orphans="0" fo:widows="0" fo:text-indent="-0.1in" style:auto-text-indent="false"/>
    </style:style>
    <style:style style:name="P9" style:family="paragraph" style:parent-style-name="Standard" style:list-style-name="WWNum1">
      <style:paragraph-properties fo:margin-left="0.1in" fo:margin-right="0.2083in" fo:margin-top="0.0555in" fo:margin-bottom="0.028in" loext:contextual-spacing="false" fo:line-height="100%" fo:orphans="0" fo:widows="0" fo:text-indent="-0.1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1" style:family="paragraph" style:parent-style-name="Standard" style:list-style-name="WWNum1">
      <style:paragraph-properties fo:margin-left="0.1in" fo:margin-right="0in" fo:margin-top="0in" fo:margin-bottom="0in" loext:contextual-spacing="false" fo:line-height="100%" fo:orphans="0" fo:widows="0" fo:text-indent="-0.1in" style:auto-text-indent="false"/>
    </style:style>
    <style:style style:name="P12" style:family="paragraph" style:parent-style-name="Standard">
      <style:paragraph-properties fo:padding="0in" fo:border="none"/>
    </style:style>
    <style:style style:name="P13" style:family="paragraph" style:parent-style-name="Heading_20_1">
      <style:paragraph-properties fo:margin-top="0in" fo:margin-bottom="0in" loext:contextual-spacing="false" fo:line-height="100%" fo:orphans="0" fo:widows="0"/>
    </style:style>
    <style:style style:name="P14" style:family="paragraph" style:parent-style-name="Heading_20_1">
      <style:paragraph-properties fo:margin-top="0.1665in" fo:margin-bottom="0in" loext:contextual-spacing="false" fo:line-height="100%" fo:orphans="0" fo:widows="0"/>
    </style:style>
    <style:style style:name="P15" style:family="paragraph" style:parent-style-name="Heading_20_3">
      <style:paragraph-properties fo:margin-left="0in" fo:margin-right="0.2083in" fo:margin-top="0.028in" fo:margin-bottom="0.0417in" loext:contextual-spacing="false" fo:line-height="100%" fo:orphans="0" fo:widows="0" fo:text-indent="0in" style:auto-text-indent="false"/>
    </style:style>
    <style:style style:name="P16" style:family="paragraph" style:parent-style-name="Heading_20_2">
      <style:paragraph-properties fo:margin-left="0in" fo:margin-right="0.2083in" fo:margin-top="0in" fo:margin-bottom="0in" loext:contextual-spacing="false" fo:line-height="100%" fo:orphans="0" fo:widows="0" fo:text-indent="0in" style:auto-text-indent="false"/>
    </style:style>
    <style:style style:name="P17" style:family="paragraph" style:parent-style-name="Heading_20_2">
      <style:paragraph-properties fo:margin-left="0in" fo:margin-right="0.2083in" fo:margin-top="0.0835in" fo:margin-bottom="0in" loext:contextual-spacing="false" fo:line-height="100%" fo:orphans="0" fo:widows="0" fo:text-indent="0in" style:auto-text-indent="false"/>
    </style:style>
    <style:style style:name="P18" style:family="paragraph" style:parent-style-name="Subtitle">
      <style:paragraph-properties fo:margin-left="0in" fo:margin-right="0.2083in" fo:margin-top="0in" fo:margin-bottom="0in" loext:contextual-spacing="false" fo:line-height="115%" fo:keep-together="auto" fo:orphans="0" fo:widows="0" fo:text-indent="0in" style:auto-text-indent="false" fo:keep-with-next="auto"/>
    </style:style>
    <style:style style:name="P19" style:family="paragraph" style:parent-style-name="Title">
      <style:paragraph-properties fo:margin-left="0in" fo:margin-right="0.2083in" fo:margin-top="0in" fo:margin-bottom="0.0835in" loext:contextual-spacing="false" fo:line-height="100%" fo:keep-together="auto" fo:orphans="0" fo:widows="0" fo:text-indent="0in" style:auto-text-indent="false" fo:keep-with-next="auto"/>
    </style:style>
    <style:style style:name="T1" style:family="text">
      <style:text-properties fo:color="#113654" style:font-name="Roboto" fo:font-size="30pt" fo:font-weight="bold" style:font-name-asian="Roboto1" style:font-size-asian="30pt" style:font-weight-asian="bold" style:font-name-complex="Roboto1" style:font-size-complex="30pt"/>
    </style:style>
    <style:style style:name="T2" style:family="text">
      <style:text-properties fo:color="#113654" style:font-name="Open Sans" fo:font-size="11pt" style:font-name-asian="Open Sans1" style:font-size-asian="11pt" style:font-name-complex="Open Sans1" style:font-size-complex="11pt"/>
    </style:style>
    <style:style style:name="T3" style:family="text">
      <style:text-properties fo:color="#113654" style:font-name="Open Sans" fo:font-size="11pt" fo:font-weight="bold" style:font-name-asian="Open Sans1" style:font-size-asian="11pt" style:font-weight-asian="bold" style:font-name-complex="Open Sans1" style:font-size-complex="11pt"/>
    </style:style>
    <style:style style:name="T4" style:family="text">
      <style:text-properties fo:color="#113654" style:font-name="Open Sans" fo:font-weight="bold" style:font-name-asian="Open Sans1" style:font-weight-asian="bold" style:font-name-complex="Open Sans1"/>
    </style:style>
    <style:style style:name="T5" style:family="text">
      <style:text-properties fo:color="#113654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6" style:family="text">
      <style:text-properties fo:color="#113654"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7" style:family="text">
      <style:text-properties fo:color="#666666" style:font-name="Open Sans" style:font-name-asian="Open Sans1" style:font-name-complex="Open Sans1"/>
    </style:style>
    <style:style style:name="T8" style:family="text">
      <style:text-properties style:font-name="Open Sans" style:font-name-asian="Open Sans1" style:font-name-complex="Open Sans1"/>
    </style:style>
    <style:style style:name="T9" style:family="text">
      <style:text-properties style:font-name="Open Sans" fo:font-size="11pt" style:font-name-asian="Open Sans1" style:font-size-asian="11pt" style:font-name-complex="Open Sans1" style:font-size-complex="11pt"/>
    </style:style>
    <style:style style:name="T10" style:family="text">
      <style:text-properties fo:color="#000000" style:font-name="Open Sans" fo:font-weight="bold" style:font-name-asian="Open Sans1" style:font-weight-asian="bold" style:font-name-complex="Open Sans1"/>
    </style:style>
    <style:style style:name="T11" style:family="text">
      <style:text-properties fo:color="#000000" style:font-name="Open Sans" fo:font-size="11pt" style:font-name-asian="Open Sans1" style:font-size-asian="11pt" style:font-name-complex="Open Sans1" style:font-size-complex="11pt"/>
    </style:style>
    <style:style style:name="T12" style:family="text">
      <style:text-properties fo:color="#000000" style:font-name="Open Sans" fo:font-size="11pt" fo:font-weight="bold" style:font-name-asian="Open Sans1" style:font-size-asian="11pt" style:font-weight-asian="bold" style:font-name-complex="Open Sans1" style:font-size-complex="11pt"/>
    </style:style>
    <style:style style:name="T13" style:family="text">
      <style:text-properties fo:color="#000000" style:font-name="Open Sans" fo:font-size="11pt" style:text-underline-style="none" style:font-name-asian="Open Sans1" style:font-size-asian="11pt" style:font-name-complex="Open Sans1" style:font-size-complex="11pt"/>
    </style:style>
    <style:style style:name="T14" style:family="text">
      <style:text-properties fo:color="#000000" style:font-name="Open Sans" style:font-name-asian="Open Sans1" style:font-name-complex="Open Sans1"/>
    </style:style>
    <style:style style:name="T15" style:family="text">
      <style:text-properties fo:color="#000000" style:font-name="Arial" fo:font-size="11pt" fo:font-weight="bold" style:font-name-asian="Arial2" style:font-size-asian="11pt" style:font-weight-asian="bold" style:font-name-complex="Arial2" style:font-size-complex="11pt"/>
    </style:style>
    <style:style style:name="T16" style:family="text">
      <style:text-properties fo:color="#000000" style:font-name="Arial" fo:font-size="11pt" style:font-name-asian="Arial2" style:font-size-asian="11pt" style:font-name-complex="Arial2" style:font-size-complex="11pt"/>
    </style:style>
    <style:style style:name="T17" style:family="text">
      <style:text-properties fo:color="#000000" style:font-name="Courier New" fo:font-size="11pt" style:font-name-asian="Courier New1" style:font-size-asian="11pt" style:font-name-complex="Courier New1" style:font-size-complex="11pt"/>
    </style:style>
    <style:style style:name="T18" style:family="text">
      <style:text-properties fo:color="#3c78d8" style:font-name="Open Sans" fo:font-weight="bold" style:font-name-asian="Open Sans1" style:font-weight-asian="bold" style:font-name-complex="Open Sans1"/>
    </style:style>
    <style:style style:name="T19" style:family="text">
      <style:text-properties fo:color="#3c78d8" style:font-name="Open Sans" fo:font-weight="bold" style:font-name-asian="Open Sans1" style:font-weight-asian="bold" style:font-name-complex="Open Sans1" fo:background-color="#ffffff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1155cc" style:font-name="Open Sans" fo:font-size="12pt" style:font-name-asian="Open Sans1" style:font-size-asian="12pt" style:font-name-complex="Open Sans1" style:font-size-complex="12pt"/>
    </style:style>
    <style:style style:name="T22" style:family="text">
      <style:text-properties fo:color="#1155cc" style:font-name="Arial" fo:font-size="11pt" style:text-underline-style="solid" style:text-underline-width="auto" style:text-underline-color="font-color" style:font-name-asian="Arial2" style:font-size-asian="11pt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bookmark text:name="_x8fm1uorkbaw"/><text:span text:style-name="T1">Ajay Tripathi</text:span></text:p>
            <text:p text:style-name="P18"><text:bookmark text:name="_ymi089liagec"/><text:span text:style-name="T2">Software Developer</text:span></text:p>
            <text:p text:style-name="P18"><text:bookmark text:name="_mdbiwn783df"/><text:span text:style-name="T7">Last updated: 9 August 2021</text:span></text:p>
          </table:table-cell>
          <table:table-cell table:style-name="Table1.B1" office:value-type="string">
            <text:p text:style-name="P1"><text:span text:style-name="T4">Mail: ajay39in@gmail.com</text:span></text:p>
            <text:p text:style-name="P1"><text:span text:style-name="T4">Twitter:</text:span><text:span text:style-name="T10"> </text:span><text:a xlink:type="simple" xlink:href="https://twitter.com/atb00ker" text:style-name="ListLabel_20_28" text:visited-style-name="ListLabel_20_28"><text:span text:style-name="T18">twitter.com/atb00ker</text:span></text:a></text:p>
            <text:p text:style-name="P1"><text:span text:style-name="T4">GitHub:</text:span><text:span text:style-name="T18"> </text:span><text:a xlink:type="simple" xlink:href="https://github.com/atb00ker" text:style-name="ListLabel_20_28" text:visited-style-name="ListLabel_20_28"><text:span text:style-name="T18">github.com/atb00ker</text:span></text:a></text:p>
            <text:p text:style-name="P1"><text:span text:style-name="T4">Linkedin:</text:span><text:span text:style-name="T10"> </text:span><text:a xlink:type="simple" xlink:href="https://www.linkedin.com/in/atb00ker/" text:style-name="ListLabel_20_29" text:visited-style-name="ListLabel_20_29"><text:span text:style-name="T19">linkedin.com/in/atb00ker</text:span></text:a></text:p>
            <text:p text:style-name="P1"><text:span text:style-name="T4">Blog:</text:span><text:span text:style-name="T18"> </text:span><text:a xlink:type="simple" xlink:href="http://atb00ker.medium.com/" text:style-name="ListLabel_20_28" text:visited-style-name="ListLabel_20_28"><text:span text:style-name="T18">atb00ker.medium.com</text:span></text:a></text:p>
            <text:p text:style-name="P1"><text:span text:style-name="T4">Portfolio:</text:span><text:span text:style-name="T10"> </text:span><text:a xlink:type="simple" xlink:href="https://atb00ker.github.io/" text:style-name="ListLabel_20_28" text:visited-style-name="ListLabel_20_28"><text:span text:style-name="T18">atb00ker.github.io</text:span></text:a></text:p>
          </table:table-cell>
        </table:table-row>
      </table:table>
      <text:p text:style-name="P13"><text:bookmark text:name="_w5cc8nu4cbk"/><text:span text:style-name="T20">ABOUT</text:span><text:span text:style-name="T5"><text:line-break/></text:span><text:span text:style-name="T3">Full-Time Work Experience:</text:span><text:span text:style-name="T9"> </text:span><text:span text:style-name="T11">1+ year</text:span><text:span text:style-name="T9"> | </text:span><text:span text:style-name="T3">Open-source Experience:</text:span><text:span text:style-name="T12"> </text:span><text:span text:style-name="T11">3+ years<text:line-break/></text:span><text:span text:style-name="T3">Highest Education:</text:span><text:span text:style-name="T12"> <text:s/></text:span><text:span text:style-name="T11">Bachelors of Computer Science &amp; Engineering</text:span><text:span text:style-name="T3"> (</text:span><text:span text:style-name="T11">7.68 CGPA)<text:line-break/></text:span><text:span text:style-name="T3">Top Qualities:</text:span><text:span text:style-name="T12"> <text:s/></text:span><text:span text:style-name="T11">Self-motivated, Work ownership &amp; Agile quick learner</text:span></text:p>
      <text:p text:style-name="P14"><text:bookmark text:name="_i4fvm7sp41ls"/><text:span text:style-name="T20">SKILLS</text:span></text:p>
      <text:p text:style-name="P13"><text:bookmark text:name="_ii5swqa67f0d"/><text:span text:style-name="T3">Web Technologies:</text:span><text:span text:style-name="T9"> </text:span><text:span text:style-name="T11">React, GraphQL, REST, Angular, Django.</text:span></text:p>
      <text:p text:style-name="P13"><text:bookmark text:name="_ogesefv4irci"/><text:span text:style-name="T3">Programming Languages:</text:span><text:span text:style-name="T12"> </text:span><text:span text:style-name="T11">Golang, NodeJS, Typescript, Javascript, Python, Shell, C#</text:span><text:span text:style-name="T2"><text:line-break/></text:span><text:span text:style-name="T3">DevOps:</text:span><text:span text:style-name="T2"> </text:span><text:span text:style-name="T11">Ansible, Docker, Terraform, Kubernetes, Google Cloud, Linux</text:span><text:span text:style-name="T9"><text:line-break/></text:span><text:span text:style-name="T3">Others:</text:span><text:span text:style-name="T11"> Hasura, Elastic Search, RabbitMQ, Firebase, TTD, Git, Web Scraping, Public Speaking</text:span></text:p>
      <text:p text:style-name="P14"><text:bookmark text:name="_lmrpbegowt0c"/><text:span text:style-name="T20">HIGHLIGHTS</text:span></text:p>
      <text:p text:style-name="P13"><text:bookmark text:name="_tt4wo1wvhdqa"/><text:span text:style-name="T2">- </text:span><text:span text:style-name="T12">OpenWISP, Google Summer of Code</text:span><text:span text:style-name="T11"> Student 2019 &amp; 2020 and Mentor 2021</text:span></text:p>
      <text:p text:style-name="P13"><text:bookmark text:name="_7srdgf4jkjuh"/><text:span text:style-name="T2">- </text:span><text:span text:style-name="T11">Google Cloud Platform, Architecting with </text:span><text:span text:style-name="T12">Google Compute Engine Specialization</text:span></text:p>
      <text:p text:style-name="P13"><text:bookmark text:name="_a3nkwt2lvxls"/><text:span text:style-name="T2">- </text:span><text:span text:style-name="T12">FOSSEE Fellowship </text:span><text:span text:style-name="T11">2018 — Indian Institute of Technology, Bombay</text:span></text:p>
      <text:p text:style-name="P13"><text:bookmark text:name="_7fy3o7h85hkb"/><text:span text:style-name="T2">- </text:span><text:span text:style-name="T12">Google Code-In Mentor </text:span><text:span text:style-name="T11">2018 &amp; 2019, </text:span><text:span text:style-name="T12">OpenWISP</text:span></text:p>
      <text:p text:style-name="P13"><text:bookmark text:name="_2h751wnord0o"/><text:span text:style-name="T2">- </text:span><text:span text:style-name="T12">Co-refounded college Linux User Group</text:span><text:span text:style-name="T11"> </text:span><text:span text:style-name="T12">(ALiAS)</text:span><text:span text:style-name="T11">: Mentored students, managed events</text:span></text:p>
      <text:p text:style-name="P13"><text:bookmark text:name="_eobxzoj8wezs"/><text:span text:style-name="T11"><text:s text:c="2"/>with hundreds of attendees &amp; speaker in a plethora of talks.</text:span></text:p>
      <text:p text:style-name="P13"><text:bookmark text:name="_4vk9rqyt7ud8"/><text:span text:style-name="T2">- </text:span><text:span text:style-name="T12">Cisco Certified Entry Networking Technician (CCENT) </text:span><text:span text:style-name="T11">Equivalent, R&amp;S — NetAcad</text:span></text:p>
      <text:p text:style-name="P14"><text:bookmark text:name="_vmg0wtdzzd8q"/><text:span text:style-name="T20">EXPERIENCE</text:span></text:p>
      <text:p text:style-name="P16"><text:bookmark text:name="_7c5b5kug7mqy"/><text:span text:style-name="T6">Full Stack Developer (Remote) — </text:span><text:a xlink:type="simple" xlink:href="https://www.icertis.com/" text:style-name="ListLabel_20_30" text:visited-style-name="ListLabel_20_30"><text:span text:style-name="T21">Icertis Solutions</text:span></text:a></text:p>
      <text:p text:style-name="P15"><text:bookmark text:name="_4jriee70cmdm"/><text:span text:style-name="T14">July 2020 – Present</text:span></text:p>
      <text:p text:style-name="P2"><text:span text:style-name="T12">Tech: </text:span><text:span text:style-name="T11">Golang, React, Hasura, Typescript, </text:span><text:span text:style-name="T12">.</text:span><text:span text:style-name="T11">NET Framework, Powershell</text:span></text:p>
      <text:list xml:id="list2304069796" text:style-name="WWNum2">
        <text:list-item>
          <text:p text:style-name="P4"><text:span text:style-name="T11">Won </text:span><text:span text:style-name="T12">Star Award</text:span><text:span text:style-name="T11"> for well blended performance in release cycle.</text:span></text:p>
        </text:list-item>
        <text:list-item>
          <text:p text:style-name="P6"><text:span text:style-name="T12">Suo-moto Project:</text:span><text:span text:style-name="T11"> Setup scripts to reduce </text:span><text:span text:style-name="T12">dev setup time from 1-2 days to 2 hours</text:span><text:span text:style-name="T11">.</text:span></text:p>
        </text:list-item>
        <text:list-item>
          <text:p text:style-name="P6"><text:span text:style-name="T12">Suo-moto Project: </text:span><text:span text:style-name="T11">Idea crowdsourcing project built using Golang, Hasura &amp; React.</text:span></text:p>
        </text:list-item>
        <text:list-item>
          <text:p text:style-name="P8"><text:span text:style-name="T11">R&amp;D project to reduce bug detection &amp; fix cycle time.</text:span></text:p>
        </text:list-item>
      </text:list>
      <text:p text:style-name="P16"><text:bookmark text:name="_bzsxewiqagrg"/><text:span text:style-name="T6">Full Stack Developer | Open-source Contributor (Remote) — </text:span><text:a xlink:type="simple" xlink:href="http://openwisp.org/" text:style-name="ListLabel_20_30" text:visited-style-name="ListLabel_20_30"><text:span text:style-name="T21">OpenWISP</text:span></text:a></text:p>
      <text:p text:style-name="P15"><text:bookmark text:name="_ph6ocfaqbm4h"/><text:span text:style-name="T14">August 2018 – Present</text:span></text:p>
      <text:p text:style-name="P10"><text:span text:style-name="T12">Tech: </text:span><text:span text:style-name="T11">Django, JavaScript, Python, Shell, Ansible, Docker, Kubernetes, GCP, Terraform<text:line-break/></text:span><text:span text:style-name="T15">Reference:</text:span><text:span text:style-name="T17">​</text:span><text:span text:style-name="T16"> Andrew Stanley (</text:span><text:span text:style-name="T17">​</text:span><text:a xlink:type="simple" xlink:href="mailto:2stacks@2stacks.net" text:style-name="ListLabel_20_31" text:visited-style-name="ListLabel_20_31"><text:span text:style-name="T22">2stacks@2stacks.net</text:span></text:a><text:span text:style-name="T17">​</text:span><text:span text:style-name="T16">), Federico Capoano (</text:span><text:span text:style-name="T17">​</text:span><text:a xlink:type="simple" xlink:href="mailto:f.capoano@openwisp.io" text:style-name="ListLabel_20_31" text:visited-style-name="ListLabel_20_31"><text:span text:style-name="T22">f.capoano@openwisp.io</text:span></text:a><text:span text:style-name="T11">)</text:span></text:p>
      <text:list xml:id="list2820700972" text:style-name="WWNum3">
        <text:list-item>
          <text:p text:style-name="P5"><text:soft-page-break/><text:span text:style-name="T11">Learned to write </text:span><text:span text:style-name="T12">maintainable &amp; clean code</text:span><text:span text:style-name="T11"> from experienced open-source developers.</text:span></text:p>
        </text:list-item>
        <text:list-item>
          <text:p text:style-name="P7"><text:span text:style-name="T12">Worked remotely </text:span><text:span text:style-name="T11">with developers around the globe with minimal guidance.</text:span></text:p>
        </text:list-item>
      </text:list>
      <text:list xml:id="list113430796161999" text:continue-list="list2304069796" text:style-name="WWNum2">
        <text:list-item>
          <text:p text:style-name="P6"><text:span text:style-name="T11">Created docker images, k8s, terraform scripts for horizontal scalability of OpenWISP.</text:span></text:p>
        </text:list-item>
        <text:list-item>
          <text:p text:style-name="P6"><text:span text:style-name="T11">Added features, fixed bugs, improved documentation &amp; helped as maintainer in releases.</text:span></text:p>
        </text:list-item>
        <text:list-item>
          <text:p text:style-name="P8"><text:span text:style-name="T11">Involved with the community to help understand and decide product outcomes.</text:span></text:p>
        </text:list-item>
      </text:list>
      <text:p text:style-name="P17"><text:bookmark text:name="_rfgvkg2ifhfd"/><text:span text:style-name="T6">Full Stack Developer (Mumbai, India) — </text:span><text:a xlink:type="simple" xlink:href="https://atb00ker.github.io/assets/files/FOSSEEcertificate.pdf" text:style-name="ListLabel_20_30" text:visited-style-name="ListLabel_20_30"><text:span text:style-name="T21">FOSSEE Fellowship, IIT Bombay</text:span></text:a></text:p>
      <text:p text:style-name="P15"><text:bookmark text:name="_xb4vsc23ibg6"/><text:span text:style-name="T14">May 2018 – July 2018</text:span></text:p>
      <text:p text:style-name="P2"><text:span text:style-name="T12">Tech: </text:span><text:span text:style-name="T11">JavaScript, Django, Python, Shell</text:span></text:p>
      <text:list xml:id="list2587673293" text:style-name="WWNum1">
        <text:list-item>
          <text:p text:style-name="P9"><text:span text:style-name="T11">Site optimization: About 60% less data required for users for downloading videos by enabling smart delivery of content.</text:span></text:p>
        </text:list-item>
        <text:list-item>
          <text:p text:style-name="P11"><text:span text:style-name="T11">Web Development: Backend improvements and feature additions to improve user experi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Source Code Pro" fo:font-size="9pt" fo:language="en" fo:country="none" style:letter-kerning="false" style:font-name-asian="Source Code Pro1" style:font-size-asian="9pt" style:language-asian="zh" style:country-asian="CN" style:font-name-complex="Source Code Pro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0835in" fo:margin-bottom="0in" loext:contextual-spacing="false" fo:line-height="12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0102in" fo:margin-right="0in" fo:margin-top="0.3335in" fo:margin-bottom="0in" loext:contextual-spacing="false" fo:line-height="12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945in" fo:margin-bottom="0in" loext:contextual-spacing="false" fo:line-height="100%" fo:keep-together="always" fo:keep-with-next="always"/>
      <style:text-properties fo:color="#e91d63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0in" fo:margin-top="0.1945in" fo:margin-bottom="0in" loext:contextual-spacing="false" fo:line-height="100%" fo:keep-together="always" fo:text-indent="0in" style:auto-text-indent="false" fo:keep-with-next="always"/>
      <style:text-properties fo:color="#e91d63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-0.0102in" fo:margin-right="0in" fo:margin-top="0.222in" fo:margin-bottom="0in" loext:contextual-spacing="false" fo:line-height="100%" fo:keep-together="always" fo:text-indent="0in" style:auto-text-indent="false" fo:keep-with-next="always"/>
      <style:text-properties fo:color="#424242" style:font-name="Oswald" fo:font-family="Oswald" style:font-family-generic="roman" style:font-pitch="variable" fo:font-size="24pt" style:font-name-asian="Oswald1" style:font-family-asian="Oswald" style:font-family-generic-asian="system" style:font-pitch-asian="variable" style:font-size-asian="24pt" style:font-name-complex="Oswald1" style:font-family-complex="Oswald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-0.0102in" fo:margin-right="-0.0209in" fo:keep-together="always" fo:text-indent="0in" style:auto-text-indent="false" fo:keep-with-next="always"/>
      <style:text-properties fo:color="#999999" style:font-name="Roboto Condensed" fo:font-family="'Roboto Condensed'" style:font-family-generic="roman" style:font-pitch="variable" fo:font-size="9pt" style:font-name-asian="Roboto Condensed1" style:font-family-asian="'Roboto Condensed'" style:font-family-generic-asian="system" style:font-pitch-asian="variable" style:font-size-asian="9pt" style:font-name-complex="Roboto Condensed1" style:font-family-complex="'Roboto Condensed'" style:font-family-generic-complex="system" style:font-pitch-complex="variable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0pt" style:text-underline-style="none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 fo:background-color="#ffffff"/>
    </style:style>
    <style:style style:name="ListLabel_20_30" style:display-name="ListLabel 30" style:family="text">
      <style:text-properties fo:color="#1155cc" style:font-name="Open Sans" fo:font-family="'Open Sans'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Open Sans1" style:font-family-complex="'Open Sans'" style:font-family-generic-complex="system" style:font-pitch-complex="variable" style:font-size-complex="12pt"/>
    </style:style>
    <style:style style:name="ListLabel_20_31" style:display-name="ListLabel 31" style:family="text">
      <style:text-properties fo:color="#1155cc" style:font-name="Arial" fo:font-family="Arial" style:font-family-generic="roman" style:font-pitch="variable" fo:font-size="11pt" style:text-underline-style="solid" style:text-underline-width="auto" style:text-underline-color="font-color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style:font-name="Arial1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page-layout style:name="Mpm1">
      <style:page-layout-properties fo:page-width="8.2681in" fo:page-height="11.6929in" style:num-format="1" style:print-orientation="portrait" fo:margin-top="0in" fo:margin-bottom="0.5in" fo:margin-left="0.7in" fo:margin-right="0.7in" style:writing-mode="lr-tb" style:layout-grid-color="#c0c0c0" style:layout-grid-lines="276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2" meta:word-count="360" meta:character-count="2669" meta:non-whitespace-character-count="2267"/>
    <meta:generator>LibreOfficeDev/6.0.5.2$Linux_X86_64 LibreOffice_project/</meta:generator>
  </office:meta>
</office:document-meta>
</file>